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2" style:family="paragraph" style:parent-style-name="Standard" style:list-style-name="L6">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3">
      <style:text-properties style:font-name="Arial2" fo:font-size="12pt" style:font-size-asian="12pt" style:font-size-complex="12pt"/>
    </style:style>
    <style:style style:name="P44" style:family="paragraph" style:parent-style-name="Standard" style:list-style-name="L3">
      <style:text-properties style:font-name="Arial2" fo:font-size="12pt" style:font-size-asian="12pt" style:font-size-complex="12pt"/>
    </style:style>
    <style:style style:name="P45" style:family="paragraph" style:parent-style-name="Standard" style:list-style-name="L3">
      <style:text-properties style:font-name="Arial2" fo:font-size="12pt" style:font-size-asian="12pt" style:font-size-complex="12pt"/>
    </style:style>
    <style:style style:name="P46" style:family="paragraph" style:parent-style-name="Standard" style:list-style-name="L3">
      <style:text-properties style:font-name="Arial2" fo:font-size="12pt" style:font-size-asian="12pt" style:font-size-complex="12pt"/>
    </style:style>
    <style:style style:name="P47" style:family="paragraph" style:parent-style-name="Standard" style:list-style-name="L3">
      <style:text-properties style:font-name="Arial2" fo:font-size="12pt" style:font-size-asian="12pt" style:font-size-complex="12pt"/>
    </style:style>
    <style:style style:name="P48" style:family="paragraph" style:parent-style-name="Standard" style:list-style-name="L5">
      <style:text-properties style:font-name="Arial2" fo:font-size="12pt" style:font-size-asian="12pt" style:font-size-complex="12pt"/>
    </style:style>
    <style:style style:name="P49" style:family="paragraph" style:parent-style-name="Standard" style:list-style-name="L5">
      <style:text-properties style:font-name="Arial2" fo:font-size="12pt" style:font-size-asian="12pt" style:font-size-complex="12pt"/>
    </style:style>
    <style:style style:name="P50" style:family="paragraph" style:parent-style-name="Standard" style:list-style-name="L5">
      <style:text-properties style:font-name="Arial2" fo:font-size="12pt" style:font-size-asian="12pt" style:font-size-complex="12pt"/>
    </style:style>
    <style:style style:name="P51" style:family="paragraph" style:parent-style-name="Standard" style:list-style-name="L5">
      <style:text-properties style:font-name="Arial2" fo:font-size="12pt" style:font-size-asian="12pt" style:font-size-complex="12pt"/>
    </style:style>
    <style:style style:name="P52" style:family="paragraph" style:parent-style-name="Standard" style:list-style-name="L5">
      <style:text-properties style:font-name="Arial2" fo:font-size="12pt" style:font-size-asian="12pt" style:font-size-complex="12pt"/>
    </style:style>
    <style:style style:name="P53" style:family="paragraph" style:parent-style-name="Standard" style:list-style-name="L5">
      <style:text-properties style:font-name="Arial2" fo:font-size="12pt" style:font-size-asian="12pt" style:font-size-complex="12pt"/>
    </style:style>
    <style:style style:name="P54" style:family="paragraph" style:parent-style-name="Standard" style:list-style-name="L5">
      <style:text-properties style:font-name="Arial2" fo:font-size="12pt" style:font-size-asian="12pt" style:font-size-complex="12pt"/>
    </style:style>
    <style:style style:name="P55" style:family="paragraph" style:parent-style-name="Standard" style:list-style-name="L5">
      <style:text-properties style:font-name="Arial2" fo:font-size="12pt" style:font-size-asian="12pt" style:font-size-complex="12pt"/>
    </style:style>
    <style:style style:name="P56" style:family="paragraph" style:parent-style-name="Standard" style:list-style-name="L5">
      <style:text-properties style:font-name="Arial2" fo:font-size="12pt" style:font-size-asian="12pt" style:font-size-complex="12pt"/>
    </style:style>
    <style:style style:name="P57" style:family="paragraph" style:parent-style-name="Standard" style:list-style-name="L5">
      <style:text-properties style:font-name="Arial2" fo:font-size="12pt" style:font-size-asian="12pt" style:font-size-complex="12pt"/>
    </style:style>
    <style:style style:name="P58" style:family="paragraph" style:parent-style-name="Standard" style:list-style-name="L5">
      <style:text-properties style:font-name="Arial2" fo:font-size="12pt" style:font-size-asian="12pt" style:font-size-complex="12pt"/>
    </style:style>
    <style:style style:name="P59" style:family="paragraph" style:parent-style-name="Standard" style:list-style-name="L5">
      <style:text-properties style:font-name="Arial2" fo:font-size="12pt" style:font-size-asian="12pt" style:font-size-complex="12pt"/>
    </style:style>
    <style:style style:name="P60" style:family="paragraph" style:parent-style-name="Standard" style:list-style-name="L5">
      <style:text-properties style:font-name="Arial2" fo:font-size="12pt" style:font-size-asian="12pt" style:font-size-complex="12pt"/>
    </style:style>
    <style:style style:name="P61" style:family="paragraph" style:parent-style-name="Standard" style:list-style-name="L5">
      <style:text-properties style:font-name="Arial2" fo:font-size="12pt" style:font-size-asian="12pt" style:font-size-complex="12pt"/>
    </style:style>
    <style:style style:name="P62" style:family="paragraph" style:parent-style-name="Standard" style:list-style-name="L5">
      <style:text-properties style:font-name="Arial2" fo:font-size="12pt" style:font-size-asian="12pt" style:font-size-complex="12pt"/>
    </style:style>
    <style:style style:name="P63" style:family="paragraph" style:parent-style-name="Standard" style:list-style-name="L5">
      <style:text-properties style:font-name="Arial2" fo:font-size="12pt" style:font-size-asian="12pt" style:font-size-complex="12pt"/>
    </style:style>
    <style:style style:name="P64" style:family="paragraph" style:parent-style-name="Standard" style:list-style-name="L5">
      <style:text-properties style:font-name="Arial2" fo:font-size="12pt" style:font-size-asian="12pt" style:font-size-complex="12pt"/>
    </style:style>
    <style:style style:name="P65" style:family="paragraph" style:parent-style-name="Standard" style:list-style-name="L5">
      <style:text-properties style:font-name="Arial2" fo:font-size="12pt" style:font-size-asian="12pt" style:font-size-complex="12pt"/>
    </style:style>
    <style:style style:name="P66" style:family="paragraph" style:parent-style-name="Standard" style:list-style-name="L5">
      <style:text-properties style:font-name="Arial2" fo:font-size="12pt" style:font-size-asian="12pt" style:font-size-complex="12pt"/>
    </style:style>
    <style:style style:name="P67" style:family="paragraph" style:parent-style-name="Standard" style:list-style-name="L5">
      <style:text-properties style:font-name="Arial2" fo:font-size="12pt" style:font-size-asian="12pt" style:font-size-complex="12pt"/>
    </style:style>
    <style:style style:name="P68" style:family="paragraph" style:parent-style-name="Standard" style:list-style-name="L5">
      <style:text-properties style:font-name="Arial2" fo:font-size="12pt" style:font-size-asian="12pt" style:font-size-complex="12pt"/>
    </style:style>
    <style:style style:name="P6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70"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71"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7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7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8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9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9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9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9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0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margin-left="0cm" fo:margin-right="1.23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margin-left="0cm" fo:margin-right="1.411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margin-left="0cm" fo:margin-right="1.376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29"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30"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font-style="normal" style:text-underline-style="none" style:font-size-asian="12pt" style:font-style-asian="normal" style:font-size-complex="12pt" style:font-style-complex="normal"/>
    </style:style>
    <style:style style:name="T8" style:family="text">
      <style:text-properties style:font-name="Arial2" fo:font-size="12pt" fo:language="en" fo:country="US" fo:font-style="normal" style:font-size-asian="12pt" style:font-style-asian="normal" style:font-size-complex="12pt" style:font-style-complex="normal"/>
    </style:style>
    <style:style style:name="T9" style:family="text">
      <style:text-properties style:font-name="Arial2" fo:font-size="12pt" fo:font-style="italic" style:text-underline-style="none"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UNIVERSIDADE FEDERAL DE GOIÁS</text:p>
      <text:p text:style-name="P19"/>
      <text:p text:style-name="P19">INSTITUTO DE INFORMÁTICA</text:p>
      <text:p text:style-name="P19"/>
      <text:p text:style-name="P19"/>
      <text:p text:style-name="P17"><text:span text:style-name="T13">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30"/>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04"><text:a xlink:type="simple" xlink:href="#1. Introdução|outline"><text:span text:style-name="T5">Introdução<text:tab/>4 </text:span></text:a></text:p>
            </text:list-item>
            <text:list-item>
              <text:p text:style-name="P104"><text:a xlink:type="simple" xlink:href="#2. Apresentação|outline"><text:span text:style-name="T5">Apresentação<text:tab/>4 </text:span></text:a></text:p>
              <text:list>
                <text:list-item>
                  <text:p text:style-name="P104"><text:a xlink:type="simple" xlink:href="#2.1.Objetivo do Projeto|outline"><text:span text:style-name="T5">Objetivo do Projeto<text:tab/>4 </text:span></text:a></text:p>
                </text:list-item>
                <text:list-item>
                  <text:p text:style-name="P126"><text:a xlink:type="simple" xlink:href="#2.2.Desenvolvimento|outline"><text:span text:style-name="T5">Desenvolvimento<text:tab/>5 </text:span></text:a></text:p>
                </text:list-item>
                <text:list-item>
                  <text:p text:style-name="P127"><text:a xlink:type="simple" xlink:href="#2.3. Módulos principais|outline"><text:span text:style-name="T5">Módulos Principais<text:tab/>6</text:span></text:a></text:p>
                  <text:list>
                    <text:list-item>
                      <text:p text:style-name="P104"><text:a xlink:type="simple" xlink:href="#2.3.1. Pessoas Físicas e Jurídicas|outline"><text:span text:style-name="T5">Pessoas Físicas e Jurídicas<text:tab/>6 </text:span></text:a></text:p>
                    </text:list-item>
                    <text:list-item>
                      <text:p text:style-name="P104"><text:a xlink:type="simple" xlink:href="#2.3.2.Administração de cursos|outline"><text:span text:style-name="T5">Administração de Cursos<text:tab/>7 </text:span></text:a></text:p>
                    </text:list-item>
                    <text:list-item>
                      <text:p text:style-name="P128"><text:a xlink:type="simple" xlink:href="#2.3.3.Notas e Freqüências|outline"><text:span text:style-name="T5">Notas e Freqüências<text:tab/>7</text:span></text:a></text:p>
                    </text:list-item>
                    <text:list-item>
                      <text:p text:style-name="P104"><text:a xlink:type="simple" xlink:href="#2.4.4.Controle de acesso|outline"><text:span text:style-name="T5">Controle de Acesso<text:tab/>7</text:span></text:a></text:p>
                    </text:list-item>
                    <text:list-item>
                      <text:p text:style-name="P104"><text:a xlink:type="simple" xlink:href="#2.4.5.Avaliação do corpo docente|outline"><text:span text:style-name="T5">Avaliação do Corpo Docente<text:tab/>7</text:span></text:a></text:p>
                    </text:list-item>
                  </text:list>
                </text:list-item>
                <text:list-item>
                  <text:p text:style-name="P104"><text:a xlink:type="simple" xlink:href="#2.5.Ferramentas empregadas|outline"><text:span text:style-name="T5">Ferramentas Empregadas<text:tab/></text:span></text:a></text:p>
                  <text:list>
                    <text:list-item>
                      <text:p text:style-name="P104"><text:a xlink:type="simple" xlink:href="#2.5.1.Linguagem de programação|outline"><text:span text:style-name="T5">Linguagem de Programação<text:tab/> </text:span></text:a></text:p>
                    </text:list-item>
                    <text:list-item>
                      <text:p text:style-name="P104"><text:a xlink:type="simple" xlink:href="#2.5.2.Banco de Dados|outline"><text:span text:style-name="T5">Banco de Dados<text:tab/></text:span></text:a></text:p>
                    </text:list-item>
                    <text:list-item>
                      <text:p text:style-name="P104"><text:a xlink:type="simple" xlink:href="#2.5.3.Frameworks|outline"><text:span text:style-name="T5">Frameworks<text:tab/></text:span></text:a></text:p>
                      <text:list>
                        <text:list-item>
                          <text:p text:style-name="P104"><text:a xlink:type="simple" xlink:href="#2.5.3.1.Interface|outline"><text:span text:style-name="T5">Interface<text:tab/> </text:span></text:a></text:p>
                        </text:list-item>
                        <text:list-item>
                          <text:p text:style-name="P104"><text:a xlink:type="simple" xlink:href="#2.5.3.2.Persistência|outline"><text:span text:style-name="T5">Persistência<text:tab/> </text:span></text:a></text:p>
                        </text:list-item>
                        <text:list-item>
                          <text:p text:style-name="P104"><text:a xlink:type="simple" xlink:href="#2.5.3.3.Testes de Unidade|outline"><text:span text:style-name="T5">Testes de Unidade<text:tab/> </text:span></text:a></text:p>
                        </text:list-item>
                        <text:list-item>
                          <text:p text:style-name="P104"><text:a xlink:type="simple" xlink:href="#2.5.3.4.Testes de Integração entre camadas|outline"><text:span text:style-name="T5">Testes de Integração entre Camadas<text:tab/> <text:s/></text:span></text:a></text:p>
                        </text:list-item>
                      </text:list>
                    </text:list-item>
                    <text:list-item>
                      <text:p text:style-name="P104"><text:a xlink:type="simple" xlink:href="#2.5.4.Kad|outline"><text:span text:style-name="T5">KAD<text:tab/> </text:span></text:a></text:p>
                    </text:list-item>
                    <text:list-item>
                      <text:p text:style-name="P104"><text:soft-page-break/><text:a xlink:type="simple" xlink:href="#2.5.5.UML|outline"><text:span text:style-name="T5">UML<text:tab/> </text:span></text:a></text:p>
                    </text:list-item>
                    <text:list-item>
                      <text:p text:style-name="P104"><text:a xlink:type="simple" xlink:href="#2.5.6.Protegé|outline"><text:span text:style-name="T5">Protegé<text:tab/> <text:s/></text:span></text:a></text:p>
                    </text:list-item>
                  </text:list>
                </text:list-item>
                <text:list-item>
                  <text:p text:style-name="P104"><text:a xlink:type="simple" xlink:href="#2.6.Arquitetura do Sistema|outline"><text:span text:style-name="T5">Arquitetura do Sistema<text:tab/> </text:span></text:a></text:p>
                </text:list-item>
                <text:list-item>
                  <text:p text:style-name="P104"><text:a xlink:type="simple" xlink:href="#2.7.Artefatos produzidos|outline"><text:span text:style-name="T5">Artefatos Produzidos<text:tab/> </text:span></text:a></text:p>
                </text:list-item>
              </text:list>
            </text:list-item>
            <text:list-item>
              <text:p text:style-name="P104"><text:a xlink:type="simple" xlink:href="#3.Conclusão|outline"><text:span text:style-name="T5">Conclusão<text:tab/></text:span></text:a></text:p>
            </text:list-item>
            <text:list-item>
              <text:p text:style-name="P104"><text:a xlink:type="simple" xlink:href="#3.Conclusão|outline"><text:span text:style-name="T5">Referências<text:tab/> </text:span></text:a></text:p>
            </text:list-item>
            <text:list-item>
              <text:p text:style-name="P72"><text:a xlink:type="simple" xlink:href="#3.Conclusão|outline"><text:span text:style-name="T5">Anexos</text:span></text:a></text:p>
              <text:list>
                <text:list-item>
                  <text:p text:style-name="P72"><text:a xlink:type="simple" xlink:href="#3.Conclusão|outline"><text:span text:style-name="T5">Anexo 1 – Declaração do Escopo do Projeto;</text:span></text:a></text:p>
                </text:list-item>
                <text:list-item>
                  <text:p text:style-name="P72"><text:a xlink:type="simple" xlink:href="#3.Conclusão|outline"><text:span text:style-name="T5">Anexo 2 – Plano de Gerência do Escopo do Projeto;</text:span></text:a></text:p>
                </text:list-item>
                <text:list-item>
                  <text:p text:style-name="P72"><text:a xlink:type="simple" xlink:href="#3.Conclusão|outline"><text:span text:style-name="T5">Anexo 3 – Plano de Gerência do Projeto;</text:span></text:a></text:p>
                </text:list-item>
                <text:list-item>
                  <text:p text:style-name="P72"><text:a xlink:type="simple" xlink:href="#3.Conclusão|outline"><text:span text:style-name="T7">Anexo 4 – </text:span></text:a><text:a xlink:type="simple" xlink:href="#3.Conclusão|outline"><text:span text:style-name="T9">Project Charter;</text:span></text:a></text:p>
                </text:list-item>
                <text:list-item>
                  <text:p text:style-name="P72"><text:a xlink:type="simple" xlink:href="#3.Conclusão|outline"><text:span text:style-name="T7">Anexo 5 – Diagrama da Estrutura Analítica do Projeto;</text:span></text:a></text:p>
                </text:list-item>
                <text:list-item>
                  <text:p text:style-name="P72"><text:a xlink:type="simple" xlink:href="#3.Conclusão|outline"><text:span text:style-name="T7">Anexo 6 – Estrutura Analítica do Projeto;</text:span></text:a></text:p>
                </text:list-item>
                <text:list-item>
                  <text:p text:style-name="P72"><text:a xlink:type="simple" xlink:href="#3.Conclusão|outline"><text:span text:style-name="T7">Anexo 7 – Documentação da aquitetura do projeto;</text:span></text:a></text:p>
                </text:list-item>
                <text:list-item>
                  <text:p text:style-name="P72"><text:a xlink:type="simple" xlink:href="#3.Conclusão|outline"><text:span text:style-name="T7">Anexo 8 – Documentação do Projeto Exemplo da Arquitetura do projeto;</text:span></text:a></text:p>
                </text:list-item>
                <text:list-item>
                  <text:p text:style-name="P72"><text:a xlink:type="simple" xlink:href="#3.Conclusão|outline"><text:span text:style-name="T7">Anexo 9 – Documentação do componente “Avaliacao do Corpo Docente”;</text:span></text:a></text:p>
                </text:list-item>
                <text:list-item>
                  <text:p text:style-name="P72"><text:a xlink:type="simple" xlink:href="#3.Conclusão|outline"><text:span text:style-name="T7">Anexo 10 – Documentação do componente “Administracao de Cursos”;</text:span></text:a></text:p>
                </text:list-item>
                <text:list-item>
                  <text:p text:style-name="P72"><text:a xlink:type="simple" xlink:href="#3.Conclusão|outline"><text:span text:style-name="T7">Anexo 11 – Documentação do componente “Controle de Acesso”;</text:span></text:a></text:p>
                </text:list-item>
                <text:list-item>
                  <text:p text:style-name="P72"><text:a xlink:type="simple" xlink:href="#3.Conclusão|outline"><text:span text:style-name="T7">Anexo 12 – Documentação do componente “Notas e Freqüências”;</text:span></text:a></text:p>
                </text:list-item>
                <text:list-item>
                  <text:p text:style-name="P72"><text:a xlink:type="simple" xlink:href="#3.Conclusão|outline"><text:span text:style-name="T7">Anexo 13 – Documentação do componente “Pessoas Físicas e Jurídicas”;</text:span></text:a></text:p>
                </text:list-item>
                <text:list-item>
                  <text:p text:style-name="P72"><text:a xlink:type="simple" xlink:href="#3.Conclusão|outline"><text:span text:style-name="T7">Anexo 14 – Documentação da geração de relatórios do sistema;</text:span></text:a></text:p>
                </text:list-item>
                <text:list-item>
                  <text:p text:style-name="P72"><text:a xlink:type="simple" xlink:href="#3.Conclusão|outline"><text:span text:style-name="T7">Anexo 15 – Documentação do componente “Servicos”;</text:span></text:a></text:p>
                </text:list-item>
                <text:list-item>
                  <text:p text:style-name="P72"><text:a xlink:type="simple" xlink:href="#3.Conclusão|outline"><text:span text:style-name="T7">Anexo 16 – Documentação do projeto de interação com usuários;</text:span></text:a></text:p>
                </text:list-item>
                <text:list-item>
                  <text:p text:style-name="P72"><text:a xlink:type="simple" xlink:href="#3.Conclusão|outline"><text:span text:style-name="T7">Anexo 17 – Especificação dos Casos de uso do componente “Avaliacao do corpo docente”;</text:span></text:a></text:p>
                </text:list-item>
                <text:list-item>
                  <text:p text:style-name="P72"><text:a xlink:type="simple" xlink:href="#3.Conclusão|outline"><text:span text:style-name="T7">Anexo 18 – Documento Visão do Projeto;</text:span></text:a></text:p>
                </text:list-item>
                <text:list-item>
                  <text:p text:style-name="P72"><text:a xlink:type="simple" xlink:href="#3.Conclusão|outline"><text:span text:style-name="T7">Anexo 19 – Documento de Testes de Aceitação.</text:span></text:a></text:p>
                </text:list-item>
              </text:list>
            </text:list-item>
          </text:list>
        </text:index-body>
      </text:table-of-content>
      <text:list text:style-name="Outline">
        <text:list-item>
          <text:h text:style-name="P20" text:outline-level="1"><text:s/><text:span text:style-name="T10">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29">Ailton Antonio de Araújo;</text:p>
        </text:list-item>
        <text:list-item>
          <text:p text:style-name="P29">Fernando Neres Barros</text:p>
        </text:list-item>
        <text:list-item>
          <text:p text:style-name="P29">Gerson Rodrigues Pereira</text:p>
        </text:list-item>
        <text:list-item>
          <text:p text:style-name="P29">Gilmar Ferreira Arantes</text:p>
        </text:list-item>
        <text:list-item>
          <text:p text:style-name="P29">Gustavo de Melo Pereira Coutinho</text:p>
        </text:list-item>
        <text:list-item>
          <text:p text:style-name="P29">Hermes Silva Júnior</text:p>
        </text:list-item>
        <text:list-item>
          <text:p text:style-name="P29">João Marcos Borges e Azevedo</text:p>
        </text:list-item>
        <text:list-item>
          <text:p text:style-name="P29">Leandro Pires Rabelo</text:p>
        </text:list-item>
        <text:list-item>
          <text:p text:style-name="P29">Paulo Henrique Borges de Melo</text:p>
        </text:list-item>
        <text:list-item>
          <text:p text:style-name="P29">Roberto Bernardes Monteiro</text:p>
        </text:list-item>
        <text:list-item>
          <text:p text:style-name="P29">Rodrigo Morian Loures</text:p>
        </text:list-item>
        <text:list-item>
          <text:p text:style-name="P29">Tiago Andrade Serpa</text:p>
        </text:list-item>
        <text:list-item>
          <text:p text:style-name="P29">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43">Estudantes</text:p>
          <text:list>
            <text:list-item>
              <text:p text:style-name="P43">Acesso às suas notas e freqüências;</text:p>
            </text:list-item>
            <text:list-item>
              <text:p text:style-name="P43">Atualizar desempenho de docente;</text:p>
            </text:list-item>
            <text:list-item>
              <text:p text:style-name="P43">Cadastrar interesse em receber informações <text:s/>sobre alteração de nota e/ou freqüência;</text:p>
            </text:list-item>
            <text:list-item>
              <text:p text:style-name="P43">Registrar interesse em turma.</text:p>
            </text:list-item>
          </text:list>
        </text:list-item>
        <text:list-item>
          <text:p text:style-name="P92">Professores</text:p>
          <text:list>
            <text:list-item>
              <text:p text:style-name="P92">Atualizar notas e freqüências;</text:p>
            </text:list-item>
            <text:list-item>
              <text:p text:style-name="P92">Definir expressão de nota final;</text:p>
            </text:list-item>
            <text:list-item>
              <text:p text:style-name="P92">Gerar relatório de turma;</text:p>
            </text:list-item>
            <text:list-item>
              <text:p text:style-name="P92">Consultar desempenho de docente.</text:p>
            </text:list-item>
          </text:list>
        </text:list-item>
        <text:list-item>
          <text:p text:style-name="P92">Secretários</text:p>
          <text:list>
            <text:list-item>
              <text:p text:style-name="P92">Definir modelo de avaliação;</text:p>
            </text:list-item>
            <text:list-item>
              <text:p text:style-name="P92">Cadastrar usuário;</text:p>
            </text:list-item>
            <text:list-item>
              <text:p text:style-name="P92">Cadastrar curso;</text:p>
            </text:list-item>
            <text:list-item>
              <text:p text:style-name="P92">Criar turma;</text:p>
            </text:list-item>
            <text:list-item>
              <text:p text:style-name="P92">Matricular aluno em curso;</text:p>
            </text:list-item>
            <text:list-item>
              <text:p text:style-name="P92">Cadastrar intenção de turma.</text:p>
            </text:list-item>
          </text:list>
        </text:list-item>
      </text:list>
      <text:p text:style-name="P6"/>
      <text:p text:style-name="P6">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text:a xlink:type="simple" xlink:href="http://escola.berlios.de/">http://escola.berlios.de</text:a>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X). Esta modelagem oferece informações valiosas sobre os principais conceitos e relações entre eles para um dado domínio.</text:p>
      <text:p text:style-name="P7"/>
      <text:p text:style-name="P7">A definição da arquitetura de software do sistema (Anexo X), uma das primeiras atividades de projeto, estabeleceu a versão inicial da arquitetura seguida pela implementação de todos os componentes produzidos. Os componentes incluem: Serviços (Anexo X), PFJ (Anexo X) e .... Estes componentes foram produzidos, conforme os anexos, mas não integrados. </text:p>
      <text:p text:style-name="P9"/>
      <text:p text:style-name="P9">A definição da arquitetura do sistema (Anexo X) foi ilustrada por uma aplicação de exemplo (Anexo X).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70"/>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text:soft-page-break/>deste módulo.</text:p>
      <text:p text:style-name="P9"/>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text:soft-page-break/>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70"><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2">open source</text:span>. Dentre as ferramentas utilizadas, listagem completa disponível em: http://kyrios.sourceforge.net/kad-tools.html,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text:a xlink:type="simple" xlink:href="http://java.sun.com/">http://java.sun.com/</text:a>;</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text:a xlink:type="simple" xlink:href="http://hsqldb.org/">http://hsqldb.org/</text:a>;</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text:a xlink:type="simple" xlink:href="http://www.junit.org/">http://www.junit.org/</text:a>;</text:p>
      <text:p text:style-name="P9"/>
      <text:list text:style-name="Outline" text:continue-numbering="true">
        <text:list-item>
          <text:list text:continue-numbering="true">
            <text:list-item>
              <text:list text:continue-numbering="true">
                <text:list-item>
                  <text:h text:style-name="P27" text:outline-level="3"><text:s/>Testes de Integração entre camadas</text:h>
                </text:list-item>
              </text:list>
            </text:list-item>
          </text:list>
        </text:list-item>
      </text:list>
      <text:p text:style-name="P9"/>
      <text:p text:style-name="P9"><text:soft-page-break/>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text:a xlink:type="simple" xlink:href="http://www.jmock.org/">http://www.jmock.org/</text:a>;</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text:a xlink:type="simple" xlink:href="http://java.sun.com/javaee/javaserverfaces/">http://java.sun.com/javaee/javaserverfaces/</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text:a xlink:type="simple" xlink:href="http://www.hibernate.org/">http://www.hibernate.org/</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text:a xlink:type="simple" xlink:href="http://www.springframework.org/">http://www.springframework.org/.</text:a></text:p>
      <text:p text:style-name="P9"/>
      <text:list text:style-name="Outline" text:continue-numbering="true">
        <text:list-item>
          <text:list text:continue-numbering="true">
            <text:list-item>
              <text:list text:continue-numbering="true">
                <text:list-item>
                  <text:h text:style-name="P27" text:outline-level="3"><text:soft-page-break/>Kad</text:h>
                </text:list-item>
              </text:list>
            </text:list-item>
          </text:list>
        </text:list-item>
      </text:list>
      <text:p text:style-name="P9"/>
      <text:p text:style-name="P12"><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8">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text:span><text:a xlink:type="simple" xlink:href="http://kyrios.sf.net/"><text:span text:style-name="T6">http://kyrios.sf.net</text:span></text:a><text:span text:style-name="T6">;</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http://www.uml.org/ <text:s/>e <text:a xlink:type="simple" xlink:href="http://jude.change-vision.com/jude-web/index.html">http://jude.change-vision.com/jude-web/index.html</text:a>;</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text:a xlink:type="simple" xlink:href="http://protege.stanford.edu/">http://protege.stanford.edu/</text:a>;</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text:a xlink:type="simple" xlink:href="http://escola.berlios.de/">http://escola.berlios.de/</text:a>;</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text:a xlink:type="simple" xlink:href="http://subversion.tigris.org/">http://subversion.tigris.org/.</text:a><text:tab/></text:p>
      <text:p text:style-name="P9"/>
      <text:list text:style-name="Outline" text:continue-numbering="true">
        <text:list-item>
          <text:list text:continue-numbering="true">
            <text:list-item>
              <text:h text:style-name="P25" text:outline-level="2"><text:soft-page-break/>Artefatos produzidos</text:h>
            </text:list-item>
          </text:list>
        </text:list-item>
      </text:list>
      <text:p text:style-name="P9"/>
      <text:p text:style-name="P26">Conforme ressaltado anteriormente, nem todos os artefatos produzidos fazem parte deste dossiê. Todo o conjunto pode ser obtido por meio do portal <text:a xlink:type="simple" xlink:href="http://escola.berlios.de/">http://escola.berlios.de</text:a>.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48">Declaração do escopo do projeto. Definição do que é parte e do que não é parte do projeto (escopo). Anexo 1. Arquivo: /docs/gerencia/escopo-escola-1.0.odt;</text:p>
        </text:list-item>
        <text:list-item>
          <text:p text:style-name="P48">Plano de gerência do escopo do projeto. <text:s/>Anexo 2. Arquivo: /docs/gerencia/plano-gerencia-escopo.odt ;</text:p>
        </text:list-item>
        <text:list-item>
          <text:p text:style-name="P48">Plano de gerência do projeto. Anexo 3. Arquivo: /docs/gerencia/plano-gerencia-projeto.odt;</text:p>
        </text:list-item>
        <text:list-item>
          <text:p text:style-name="P48"><text:span text:style-name="T12">Project Charter</text:span> <text:s/>- Documento que oficializa o início do projeto. Anexo 4. Arquivo: /docs/gerencia/project-charter.odt;</text:p>
        </text:list-item>
        <text:list-item>
          <text:p text:style-name="P48">Diagrama da Estrutura Analitica do projeto, etapa final de desenvolvimento. anexo 5. Arquivo <text:s/>/docs/gerencia/wbs.odt;</text:p>
        </text:list-item>
        <text:list-item>
          <text:p text:style-name="P48">Descrição textual da estrutura analítica do projeto na última etapa do projeto. Anexo 6. Arquivo <text:s/>/docs/gerencia/wbs-dictionary.odt; </text:p>
        </text:list-item>
        <text:list-item>
          <text:p text:style-name="P48">Documentação da aquitetura do projeto. Anexo 7. Arquivo <text:s/>/arquitetura/arquitetura-software.odt; </text:p>
        </text:list-item>
        <text:list-item>
          <text:p text:style-name="P48">Documentação do Projeto exemplificando a arquitetura do projeto. Anexo 8. Arquivo: arquitetura/arquitetura/ExemploEscola .odt; </text:p>
        </text:list-item>
        <text:list-item>
          <text:p text:style-name="P48">Documentação do componente “Avaliação do Corpo Docente”. Anexo 9. Arquivo /componentes/acd/docs/acd.odt; </text:p>
        </text:list-item>
        <text:list-item>
          <text:p text:style-name="P48">Documentação do componente “Administração de Cursos”. Anexo 10. Arquivo: /componentes/admc/docs/admc.odt; </text:p>
        </text:list-item>
        <text:list-item>
          <text:p text:style-name="P48">Documentação do componente “Controle de Acesso”. Anexo 11. Arquivo /componentes/ca/docs/ca.odt;</text:p>
        </text:list-item>
        <text:list-item>
          <text:p text:style-name="P48">Documentação do componente “Notas e Freqüências”. Anexo 12. Arquivo: /componentes/nf/docs/modulo_notas_e_frequencias.odt;</text:p>
        </text:list-item>
        <text:list-item>
          <text:p text:style-name="P48">Documentação do componente “Pessoas Físicas e Jurídicas”. Anexo 13. Arquivo: /componentes/pfj/docs/pfj.odt;</text:p>
        </text:list-item>
        <text:list-item>
          <text:p text:style-name="P48">Documentação da geração dos relatórios do sistema. Anexo 14. </text:p>
          <text:p text:style-name="P48"><text:soft-page-break/>Arquivo: /componentes/relatorio/docs/relatorio.odt;</text:p>
        </text:list-item>
        <text:list-item>
          <text:p text:style-name="P48">Documentação do componente “Servicos”. Anexo 15. Arquivo: <text:s/>/componentes/servicos/docs/Servicos(P6).odt;</text:p>
        </text:list-item>
        <text:list-item>
          <text:p text:style-name="P48">Documentação do projeto de interação com os usuários do sistema. Anexo 16. Arquivo: /interacao/docs/projeto-de-interacao.odt;</text:p>
        </text:list-item>
        <text:list-item>
          <text:p text:style-name="P48">Especificação de casos de uso referentes ao tema avaliação do corpo docente. Anexo 17. Arquivo: /outros/uc-avaliacao_do_corpo_docente.odt;</text:p>
        </text:list-item>
        <text:list-item>
          <text:p text:style-name="P48">Documento visão do projeto. Ponto de partida dos trabalhos desenvolvidos por esta equipe. Anexo 18. Aquivo: /outros/visao.odt;</text:p>
        </text:list-item>
        <text:list-item>
          <text:p text:style-name="P48">Arquivo de casos de testes de aceitação do projeto. Anexo 19. Arquivo: </text:p>
          <text:p text:style-name="P48"><text:s/>/testes/docs/casos-teste-aceitacao.odt; </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42"/>
        </text:list-header>
      </text:list>
      <text:list text:style-name="Outline" text:continue-numbering="true">
        <text:list-item>
          <text:list text:continue-numbering="true">
            <text:list-header>
              <text:h text:style-name="P25" text:outline-level="2" text:is-list-header="true">Trabalhos futuros</text:h>
            </text:list-header>
          </text:list>
        </text:list-item>
      </text:list>
      <text:p text:style-name="P9">Integração dos componentes produzidos. A versão corrente não os integrou. Embora cada um deles tenha seguido a arquitetura proposta (Anexo X). <text:span text:style-name="T11">Acrescentar out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13</text:page-number></text:span><text:span text:style-name="Page_20_Number"><text:span text:style-name="T2"> </text:span></text:span><text:span text:style-name="Page_20_Number"><text:span text:style-name="T1">de </text:span></text:span><text:span text:style-name="T1"><text:page-count style:num-format="1">13</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13</text:page-number></text:span><text:span text:style-name="Page_20_Number"><text:span text:style-name="T3"> de </text:span></text:span><text:span text:style-name="T3"><text:page-count style:num-format="1">13</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1-01T23:58:12</dc:date>
    <meta:print-date>2003-09-02T15:56:00</meta:print-date>
    <meta:editing-cycles>205</meta:editing-cycles>
    <meta:editing-duration>P1DT8H49M33S</meta:editing-duration>
    <meta:user-defined meta:name="Info 1"/>
    <meta:user-defined meta:name="Info 2"/>
    <meta:user-defined meta:name="Info 3"/>
    <meta:user-defined meta:name="Info 4"/>
    <meta:document-statistic meta:table-count="3" meta:image-count="0" meta:object-count="0" meta:page-count="13" meta:paragraph-count="172" meta:word-count="2585" meta:character-count="17920"/>
  </office:meta>
</office:document-meta>
</file>